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14fe6d" officeooo:paragraph-rsid="0014fe6d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officeooo:rsid="0023ef47" officeooo:paragraph-rsid="0023ef47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paragraph-rsid="0014fe6d"/>
    </style:style>
    <style:style style:name="P6" style:family="paragraph" style:parent-style-name="Standard" style:list-style-name="L1">
      <style:paragraph-properties fo:text-align="start" style:justify-single-word="false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014fe6d"/>
    </style:style>
    <style:style style:name="P8" style:family="paragraph" style:parent-style-name="Standard" style:list-style-name="L1">
      <style:paragraph-properties fo:text-align="start" style:justify-single-word="false"/>
      <style:text-properties officeooo:paragraph-rsid="001dc2dc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5pt" fo:font-weight="normal" officeooo:rsid="0014fe6d" officeooo:paragraph-rsid="0014fe6d" style:font-size-asian="15pt" style:font-weight-asian="normal" style:font-size-complex="15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5pt" fo:font-weight="normal" officeooo:rsid="0014fe6d" officeooo:paragraph-rsid="0014fe6d" style:font-size-asian="15pt" style:font-weight-asian="normal" style:font-size-complex="15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5pt" fo:font-weight="normal" officeooo:rsid="0014fe6d" style:font-size-asian="15pt" style:font-weight-asian="normal" style:font-size-complex="15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5pt" fo:font-weight="normal" officeooo:rsid="00177819" officeooo:paragraph-rsid="00177819" style:font-size-asian="15pt" style:font-weight-asian="normal" style:font-size-complex="15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5pt" fo:font-weight="normal" officeooo:rsid="00177819" officeooo:paragraph-rsid="00177819" style:font-size-asian="15pt" style:font-weight-asian="normal" style:font-size-complex="15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15pt" fo:font-weight="normal" officeooo:rsid="0023ef47" officeooo:paragraph-rsid="0023ef47" style:font-size-asian="15pt" style:font-weight-asian="normal" style:font-size-complex="15pt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fo:font-size="15pt" fo:font-weight="normal" officeooo:rsid="0023ef47" officeooo:paragraph-rsid="0023ef47" style:font-size-asian="15pt" style:font-weight-asian="normal" style:font-size-complex="15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5pt" fo:font-weight="normal" officeooo:rsid="0023ef47" officeooo:paragraph-rsid="0023ef47" style:font-size-asian="15pt" style:font-weight-asian="normal" style:font-size-complex="15pt" style:font-weight-complex="normal"/>
    </style:style>
    <style:style style:name="T1" style:family="text">
      <style:text-properties officeooo:rsid="00130ede"/>
    </style:style>
    <style:style style:name="T2" style:family="text">
      <style:text-properties officeooo:rsid="0014fe6d"/>
    </style:style>
    <style:style style:name="T3" style:family="text">
      <style:text-properties officeooo:rsid="00194969"/>
    </style:style>
    <style:style style:name="T4" style:family="text">
      <style:text-properties officeooo:rsid="001a214a"/>
    </style:style>
    <style:style style:name="T5" style:family="text">
      <style:text-properties officeooo:rsid="001ad3c1"/>
    </style:style>
    <style:style style:name="T6" style:family="text">
      <style:text-properties officeooo:rsid="001d83e6"/>
    </style:style>
    <style:style style:name="T7" style:family="text">
      <style:text-properties officeooo:rsid="001dc2dc"/>
    </style:style>
    <style:style style:name="T8" style:family="text">
      <style:text-properties fo:font-size="15pt" fo:font-weight="normal" style:font-size-asian="15pt" style:font-weight-asian="normal" style:font-size-complex="15pt" style:font-weight-complex="normal"/>
    </style:style>
    <style:style style:name="T9" style:family="text">
      <style:text-properties fo:font-size="15pt" fo:font-weight="normal" officeooo:rsid="0014fe6d" style:font-size-asian="15pt" style:font-weight-asian="normal" style:font-size-complex="15pt" style:font-weight-complex="normal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officeooo:rsid="001eb2b8"/>
    </style:style>
    <style:style style:name="T12" style:family="text">
      <style:text-properties officeooo:rsid="00208843"/>
    </style:style>
    <style:style style:name="T13" style:family="text">
      <style:text-properties officeooo:rsid="002248ca"/>
    </style:style>
    <style:style style:name="T14" style:family="text">
      <style:text-properties officeooo:rsid="0026b1f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писок <text:span text:style-name="T1">html тегов</text:span></text:p>
      <text:p text:style-name="P1"/>
      <text:p text:style-name="P3">Единоразовые теги</text:p>
      <text:p text:style-name="P3"/>
      <text:list text:style-name="L1">
        <text:list-item>
          <text:p text:style-name="P9">&lt;!<text:span text:style-name="T2">DOCTYPE html&gt; - </text:span><text:span text:style-name="T3">режим работы страницы </text:span></text:p>
        </text:list-item>
      </text:list>
      <text:p text:style-name="P10"/>
      <text:list text:continue-numbering="true" text:style-name="L1">
        <text:list-item>
          <text:p text:style-name="P9">&lt;<text:span text:style-name="T2">html&gt;&lt;/html&gt; - </text:span><text:span text:style-name="T3">корневой контейнер страницы</text:span></text:p>
        </text:list-item>
      </text:list>
      <text:p text:style-name="P10"/>
      <text:list text:continue-numbering="true" text:style-name="L1">
        <text:list-item>
          <text:p text:style-name="P9">&lt;<text:span text:style-name="T2">head&gt;&lt;/head&gt; - </text:span><text:span text:style-name="T3">Сервисная информация(стили, скрипты, мета д.)</text:span></text:p>
        </text:list-item>
      </text:list>
      <text:p text:style-name="P10"/>
      <text:list text:continue-numbering="true" text:style-name="L1">
        <text:list-item>
          <text:p text:style-name="P9">&lt;<text:span text:style-name="T2">body&gt;&lt;/body&gt; - </text:span><text:span text:style-name="T7">весь контент стр.</text:span></text:p>
        </text:list-item>
      </text:list>
      <text:p text:style-name="P10"/>
      <text:list text:continue-numbering="true" text:style-name="L1">
        <text:list-item>
          <text:p text:style-name="P14">&lt;meta /&gt; - <text:span text:style-name="T4">мета данные(кодировка, </text:span><text:span text:style-name="T5">описание стр, </text:span><text:span text:style-name="T4">вьюпорт...)</text:span></text:p>
        </text:list-item>
      </text:list>
      <text:p text:style-name="P15"/>
      <text:list text:continue-numbering="true" text:style-name="L1">
        <text:list-item>
          <text:p text:style-name="P14">&lt;title&gt;&lt;/title&gt; - <text:span text:style-name="T6">название тек. Стр. В заголовке вкладки.</text:span></text:p>
        </text:list-item>
      </text:list>
      <text:p text:style-name="P15"/>
      <text:list text:continue-numbering="true" text:style-name="L1">
        <text:list-item>
          <text:p text:style-name="P8"><text:span text:style-name="T8">&lt;</text:span><text:span text:style-name="T9">header&gt;&lt;/header&gt; - </text:span><text:span text:style-name="T10">это семантичный элемент</text:span></text:p>
        </text:list-item>
      </text:list>
      <text:p text:style-name="P10"/>
      <text:list text:continue-numbering="true" text:style-name="L1">
        <text:list-item>
          <text:p text:style-name="P6"><text:span text:style-name="T8">&lt;</text:span><text:span text:style-name="T9">main&gt;&lt;/main&gt; - </text:span><text:span text:style-name="T10">лежит главное содержимое страницы</text:span></text:p>
        </text:list-item>
      </text:list>
      <text:p text:style-name="P10"/>
      <text:list text:continue-numbering="true" text:style-name="L1">
        <text:list-item>
          <text:p text:style-name="P6"><text:span text:style-name="T8">&lt;</text:span><text:span text:style-name="T9">footer&gt;&lt;/footer&gt; - </text:span><text:span text:style-name="T10">создаёт нижнюю часть страницы или блока</text:span></text:p>
        </text:list-item>
      </text:list>
      <text:p text:style-name="P10"/>
      <text:list text:continue-numbering="true" text:style-name="L1">
        <text:list-item>
          <text:p text:style-name="P11">&lt;h(1-6)&gt;&lt;/h(1-6)&gt; - <text:span text:style-name="T11">Заголовки </text:span><text:span text:style-name="T13">(юзать иерархически) </text:span></text:p>
        </text:list-item>
      </text:list>
      <text:p text:style-name="P10"/>
      <text:p text:style-name="P10"/>
      <text:p text:style-name="P2"/>
      <text:p text:style-name="P3">Регулярные базовые теги</text:p>
      <text:p text:style-name="P13"/>
      <text:p text:style-name="P13"/>
      <text:list text:continue-numbering="true" text:style-name="L1">
        <text:list-item>
          <text:p text:style-name="P11">&lt;p&gt;&lt;/p&gt; - <text:span text:style-name="T12">Параграф</text:span></text:p>
        </text:list-item>
      </text:list>
      <text:p text:style-name="P12"/>
      <text:list text:continue-numbering="true" text:style-name="L1">
        <text:list-item>
          <text:p text:style-name="P7"><text:span text:style-name="T9">&lt;div&gt;&lt;/div&gt; - </text:span><text:span text:style-name="T10">Универсальный строительный блок без семантического значения</text:span></text:p>
        </text:list-item>
      </text:list>
      <text:p text:style-name="P5"><text:span text:style-name="T10"/></text:p>
      <text:p text:style-name="P4"><text:span text:style-name="T14">Базовые </text:span>атрибуты</text:p>
      <text:p text:style-name="P16"/>
      <text:list text:style-name="L2">
        <text:list-item>
          <text:p text:style-name="P17">id=“box_15“ - </text:p>
        </text:list-item>
      </text:list>
      <text:p text:style-name="P18"/>
      <text:list text:continue-numbering="true" text:style-name="L2">
        <text:list-item>
          <text:p text:style-name="P17">class=“box“ - </text:p>
        </text:list-item>
      </text:list>
      <text:p text:style-name="P1"><text:soft-page-break/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5T20:15:31.869186284</meta:creation-date>
    <dc:date>2024-10-15T20:58:54.961272440</dc:date>
    <meta:editing-duration>PT43M16S</meta:editing-duration>
    <meta:editing-cycles>18</meta:editing-cycles>
    <meta:generator>LibreOffice/24.2.5.2$Linux_X86_64 LibreOffice_project/420$Build-2</meta:generator>
    <meta:document-statistic meta:table-count="0" meta:image-count="0" meta:object-count="0" meta:page-count="2" meta:paragraph-count="18" meta:word-count="102" meta:character-count="701" meta:non-whitespace-character-count="627"/>
  </office:meta>
</office:document-meta>
</file>